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UrdaxAgirregomezkorta/vr-assignment-2" text:style-name="Internet_20_link" text:visited-style-name="Visited_20_Internet_20_Link">https://github.com/UrdaxAgirregomezkorta/vr-assignment-2</text:a><text:line-break/><text:a xlink:type="simple" xlink:href="https://urdaxagirregomezkorta.github.io/vr-assignment-2/" text:style-name="Internet_20_link" text:visited-style-name="Visited_20_Internet_20_Link">https://urdaxagirregomezkorta.github.io/vr-assignment-2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4T19:23:31.866000000</meta:creation-date>
    <dc:date>2025-10-24T19:24:10.714000000</dc:date>
    <meta:editing-duration>PT42S</meta:editing-duration>
    <meta:editing-cycles>1</meta:editing-cycles>
    <meta:document-statistic meta:table-count="0" meta:image-count="0" meta:object-count="0" meta:page-count="1" meta:paragraph-count="1" meta:word-count="2" meta:character-count="113" meta:non-whitespace-character-count="112"/>
    <meta:generator>LibreOffice/7.5.3.2$Windows_X86_64 LibreOffice_project/9f56dff12ba03b9acd7730a5a481eea045e468f3</meta:generator>
  </office:meta>
</office:document-meta>
</file>